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text-align="justify" style:justify-single-word="false"/>
      <style:text-properties fo:font-size="14pt" fo:language="it" fo:country="IT" style:font-size-asian="14pt" style:font-size-complex="14pt"/>
    </style:style>
    <style:style style:name="P5" style:family="paragraph" style:parent-style-name="Standard">
      <style:paragraph-properties fo:text-align="justify" style:justify-single-word="false"/>
      <style:text-properties fo:font-size="14pt" style:font-size-asian="14pt" style:font-size-complex="14pt"/>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itolo 1. Tempesta</text:p>
      <text:p text:style-name="Standard"/>
      <text:p text:style-name="P2">Un boato improvviso e assordante svegliò Thomas con un sussulto nel cuore della notte gelida; i tuoni violenti riecheggiavano sinistri e nuvole di polvere piovevano dal soffitto sotto i passi pesanti provenienti dal piano superiore.</text:p>
      <text:p text:style-name="P2">"Maledetti ragazzini." borbottò, mettendosi lentamente a sedere assillato dal mal di testa; ancora vestito dalla sera prima, rimase immobile sul divano malconcio alla fioca luce di una candela mezza consumata. La stanza che lo circondava era invasa da scatoloni, pile di libri impolverati e fogli accartocciati scagliati sul pavimento e un taccuino giaceva riverso ai suoi piedi: chinandosi con uno sforzo lo raccolse e ne lesse qualche riga, prima di richiuderlo e infilarlo nel taschino. Controllò l'ora, si trascinò per la stanza attento a non inciampare, indossò il cappotto liso appeso alla porta e uscì, mentre i primi grigiori del giorno si facevano strada a fatica tra gli ammassi di nubi.</text:p>
      <text:p text:style-name="P2">La via incastrata tra alte file di edifici quasi abbandonati era deserta e un fiume di acqua vi si era riversato al centro, trasportando spazzatura e oggetti spazzati via dal vento; seguendo la scia dei pochi lampioni ancora funzionanti, si inoltrò nelle viscere di Nocturn Alley fino alla taverna Stige, la cui insegna ciondolava pericolosamente sopra l'ingresso. Sbirciò dalle finestre unte e polverose gli avventori solitari sparsi nel locale e spinse la porta cigolante: il familiare odore di muffa e di birra annacquata lo investì, accompagnato da fugaci sguardi torvi mentre si avvicinava al bancone, dove il barista lasciò lo straccio a pulire da solo.</text:p>
      <text:p text:style-name="P2">"Il solito, Warren?" chiese con voce rauca.</text:p>
      <text:p text:style-name="P2">Thomas fece un cenno col capo, sedendosi al suo solito sgabello nell'angolo in penombra; mentre osservava assorto il liquido denso e scuro vorticare nel bicchiere, ascoltava le conversazioni ai tavoli circostanti.</text:p>
      <text:p text:style-name="P2">"Un altro incidente. Tre solo nell'ultima settimana." bisbigliò ridacchiando un uomo, leggendo un titolo di giornale al suo vicino e il barista scosse la testa cupo.</text:p>
      <text:p text:style-name="P2">"Il vecchio Ophelius ha questioni più importanti da risolvere, a quanto pare." rispose Thomas, lanciando uno sguardo al dipinto del Ministro della Magia appeso in un angolo, sul cui volto rugoso erano state conficcate numerose freccette.</text:p>
      <text:p text:style-name="P2">"Già. Che tempesta, eh?"</text:p>
      <text:p text:style-name="P2"/>
      <text:p text:style-name="P2">"Prima è venuto un tizio, un pescatore. Ha raccontato una storia assurda."</text:p>
      <text:p text:style-name="P2">"Ovvero?"</text:p>
      <text:p text:style-name="P2">"Diceva che era a largo quando è cominciato il pandemonio, così è tornato in porto e poco lontano dal pontile ha trovato un corpo che galleggiava a testa in giù."</text:p>
      <text:p text:style-name="P2">"Buon dio."</text:p>
      <text:p text:style-name="P2">"L'ha riportato a riva, a riparo, e si è accorto che era una ragazza."</text:p>
      <text:p text:style-name="P2">"Morta?"</text:p>
      <text:p text:style-name="P2">"Pensava che fosse annegata, invece all'improvviso ha tossito e si è risvegliata."</text:p>
      <text:p text:style-name="P2">"Chi è? Ha detto qualcosa?"</text:p>
      <text:p text:style-name="P2">"Non ricorda nulla. Potrebbe finire in prima pagina."</text:p>
      <text:p text:style-name="P2">"Potrebbe."</text:p>
      <text:p text:style-name="P3">Thomas lasciò qualche zellino sul bancone e, scolato il bicchiere, si precipitò <text:soft-page-break/>all'esterno, dove si smaterializzò.</text:p>
      <text:p text:style-name="P2"/>
      <text:p text:style-name="P2">...</text:p>
      <text:p text:style-name="P2"/>
      <text:p text:style-name="P2"/>
      <text:p text:style-name="P2"/>
      <text:p text:style-name="P2"/>
      <text:p text:style-name="P2">Un toc-toc appena accennato distrasse Isolda dalla montagna di appunti che sovrastava la scrivania e, senza alzare lo sguardo, aprì la porta con un gesto della mano: un giovane con gli occhiali dai modi impacciati entrò, seguito da un uomo pallido come un cencio, dall'aspetto trasandato e con le profonde occhiaie arrossate, che si guardava intorno innervosito. </text:p>
      <text:p text:style-name="P2">“Signora viceministro, lui è...”</text:p>
      <text:p text:style-name="P2">“Lo so chi è, Morton, l'ho fatto convocare io. Più tardi mi ricorderai perché ti ho assunto. Ora vai.”</text:p>
      <text:p text:style-name="P2">Isolda non aveva ancora compiuto i quarant'anni, ma, nonostante la corporatura minuta e i suoi modi pacati, era temuta e rispettata da tutti i colleghi e si vociferava già su di lei come prossimo capo del Wizengamot. </text:p>
      <text:p text:style-name="P2">Terrorizzato, il giovane assistente alle prime armi si ritirò, lasciandoli soli.</text:p>
      <text:p text:style-name="P2">“Thomas Warren. Finalmente ho il piacere di conoscere l'ex giornalista più famoso di Londra... o quello che ne resta. Prego, si accomodi.”</text:p>
      <text:p text:style-name="P2">Nervoso, Thomas si mise a passeggiare per la stanza, trafficando con un mezzo sigaro trovato nella tasca della giacca scucita; lo accese con uno schiocco di dita, osservando i cerchi di fumo svanire nella stanza.</text:p>
      <text:p text:style-name="P2">"La ringrazio per la tempestività, sapevo che lasciare la lettera al pub sarebbe stato efficace." </text:p>
      <text:p text:style-name="P2">“Non ho potuto godermi in pace il mio whisky, arrivi al punto. Che cosa vuole da me?” </text:p>
      <text:p text:style-name="P2">"Vedo che non apprezza i convenevoli. Molto bene."</text:p>
      <text:p text:style-name="P2">Isolda si appoggiò alla scrivania abbassando la voce e assicurandosi che la porta fosse chiusa.</text:p>
      <text:p text:style-name="P2">"C'è stata una violenta tempesta, questa notte." </text:p>
      <text:p text:style-name="P2">"Mi dica qualcosa che già non so."</text:p>
      <text:p text:style-name="P2">"Una ragazza è apparsa dal nulla sulla spiaggia di Silver Lake, si suppone che le onde l'abbiano portata a riva."</text:p>
      <text:p text:style-name="P2">"Tutto questo è molto interessante, ma come ha già precisato non sono più un giornalista."</text:p>
      <text:p text:style-name="P2"/>
      <text:p text:style-name="P2">"Deve aiutarmi a scoprire cosa sta succedendo."</text:p>
      <text:p text:style-name="P2">"Ha decine di aiutanti pronti a eseguire i suoi ordini, non vedo come potrei esserle utile."</text:p>
      <text:p text:style-name="P2">"Lei vive nei bassifondi, frequenta compagnie poco raccomandabili, trascorre le sue giornate nei pub di Nocturn Alley, di certo avrà l'occasione di raccogliere qualche informazione che possa essere utile. La sua abilità nel ficcare il naso ovunque è fastidiosamente nota."</text:p>
      <text:p text:style-name="P2"><text:soft-page-break/>“Sono lusingato, mi creda." chinò il capo con espressione ironica, "Tuttavia, l'ultima volta che mi sono messo al servizio del nostro Ministero sono finito a mendicare, etichettato come ubriacone paranoico per tutta la città. In fin dei conti, forse avevate ragione.”</text:p>
      <text:p text:style-name="P2">Isolda si mise ad allineare sistematicamente documenti, piume e boccette d'inchiostro.</text:p>
      <text:p text:style-name="P2">“Rivangare il passato non servirà a nulla. Se decidesse di collaborare potrei ripulire la sua reputazione in men che non si dica, avrebbe una posizione rispettabile in società, il suo lavoro, tutto ciò che riterrebbe opportuno.”</text:p>
      <text:p text:style-name="P2">“Queste cose non sono più di mio interesse, viceministro.”</text:p>
      <text:p text:style-name="P2">“E allora cos'è che le interessa?”</text:p>
      <text:p text:style-name="P2">“Niente che lei mi possa dare. Ora, se non le dispiace, i bassifondi mi attendono.”</text:p>
      <text:p text:style-name="P2">Deciso a chiudere la conversazione, si congedò e si diresse verso la porta, ma Isolda si schiarì la voce e quel suono, per qualche motivo, lo bloccò prima che toccasse la maniglia.</text:p>
      <text:p text:style-name="P2">“E se le concedessi di parlare con lui?”</text:p>
      <text:p text:style-name="P2">Thomas si voltò, rabbuiato in volto.</text:p>
      <text:p text:style-name="P2">"Non so di cosa stia parlando."</text:p>
      <text:p text:style-name="P2">"Invece lo sa. Mi sembra un accordo più che onesto."</text:p>
      <text:p text:style-name="P1">“Lei non ha questo potere."</text:p>
      <text:p text:style-name="P1">"Conosco le leggi piuttosto bene, quindi so come aggirarle, se necessario." </text:p>
      <text:p text:style-name="P1">La fissò per qualche interminabile secondo con gli spenti occhi grigi, seguendo col pensiero un filo invisibile.</text:p>
      <text:p text:style-name="P1">"È il mio lavoro, giudicare le persone. L'incertezza la sta consumando, le offro di far pace con se stesso. In fondo, che cos'ha da perdere?"</text:p>
      <text:p text:style-name="P2">“Ciò che è stato è stato, non mi infilerò in una lotta che non mi appartiene.”</text:p>
      <text:p text:style-name="P2">“Ricordo che si batteva per la giustizia. Speravo che non si fosse del tutto arreso."</text:p>
      <text:p text:style-name="P2">"Ero giovane e sciocco, ora so che non ne vale la pena."</text:p>
      <text:p text:style-name="P2">“Se è così, addio signor Warren.”</text:p>
      <text:p text:style-name="P2">La porta si aprì e Morton, in attesa accanto alla porta, obbedì al tacito ordine di Isolda di scortarlo fino all'uscita.</text:p>
      <text:p text:style-name="P4">“Addio, viceministro.”</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apitolo 2. Ospite</text:p>
      <text:p text:style-name="P2"/>
      <text:p text:style-name="P2">Seduta a leggere sul pavimento del bagno, Raya ascoltava distrattamente il racconto di Hailey sulla mattinata trascorsa ad Hogsmeade, mentre l'amica era intenta a pettinarsi i luminosi capelli biondo miele davanti allo specchio.</text:p>
      <text:p text:style-name="P2">"... E così Sela ha dato fuoco al vestito di Ava Milsen, avresti dovuto vedere il vecchio Archie mentre cercava di spegnerla."</text:p>
      <text:p text:style-name="P2">"Che ci faceva Archie da Zonko?"</text:p>
      <text:p text:style-name="P2">"Acquisti per la festa di Natale, suppongo. Ricordi quando il gufo di Avery si è impigliato nelle stelle scoppiettanti? Ha avuto il pelo arruffato e il broncio per una settimana." </text:p>
      <text:p text:style-name="P2">Scoppiò in una breve risatina, poi il silenzio caló e Raya, alzando gli occhi dal libro, vide Hailey davanti a lei con le mani sui fianchi che la fissava spazientita.</text:p>
      <text:p text:style-name="P2">"Sai, il tuo cervellone non soffrirà se per qualche ora lasci da parte... <text:span text:style-name="T1">Misture e Pozioni orientali</text:span>?" lesse il titolo e aggrottó le sopracciglia, prima di scuotere la testa rassegnata. </text:p>
      <text:p text:style-name="P2">"Beh, forse dopo quattro anni dovrei smetterla di stupirmi. Tornando alle questioni importanti, stavamo parlando della festa di venerdì."</text:p>
      <text:p text:style-name="P2">"Oh, che grande novità." sbuffò in tono sarcastico.</text:p>
      <text:p text:style-name="P2">"Verrai con Leofwin?"</text:p>
      <text:p text:style-name="P2">"No, ha promesso di accompagnare Elizabeth."</text:p>
      <text:p text:style-name="P2">"Elizabeth? E da quando?"</text:p>
      <text:p text:style-name="P2">"Deve un favore a qualcuno, a quanto pare. Tu con chi ci andrai?"</text:p>
      <text:p text:style-name="P2">Hailey rimase per un istante in silenzio, distogliendo lo sguardo.</text:p>
      <text:p text:style-name="P2">"Devo ancora decidere."</text:p>
      <text:p text:style-name="P2">"Certo." rispose, lanciandole un'occhiata scettica. "Comunque, preferirei andare a caccia di gnomi con Hagrid piuttosto che venire a quella cena."</text:p>
      <text:p text:style-name="P2">"Non dire assurditá! Lumacorno non ne sarebbe contento se non venissi."</text:p>
      <text:p text:style-name="P2">"Lumacorno non se ne accorgerà nemmeno." </text:p>
      <text:p text:style-name="P2"><text:soft-page-break/>Hailey fece per inondarla di lamentele, quando all'improvviso il campanaccio gracchiante dell'ingresso rimbombò tra i corridoi della scuola, facendole sussultare.</text:p>
      <text:p text:style-name="P2">"Visite."</text:p>
      <text:p text:style-name="P2">"Chi può essere?"</text:p>
      <text:p text:style-name="P2">Si affacciarono incuriosite alla finestra e, lungo il sentiero sterrato proveniente dalla stazione, intravidero il tenue bagliore di una lanterna, che si faceva via via più intermittente man mano che si avvicinava: una carrozza solitaria con a bordo una figura incappucciata si fermò all'inizio del ponte e, una volta libera, tornò indietro. </text:p>
      <text:p text:style-name="P2">"Chi diavolo è?"</text:p>
      <text:p text:style-name="P2">"Non ne ho idea."</text:p>
      <text:p text:style-name="P2">"Andiamo a vedere."</text:p>
      <text:p text:style-name="P2">Scesero rapidamente lungo le scale e si fecero largo tra gli studenti che si stavano accalcando nell'Atrio: oltre il portone, il custode Archibald e il preside Dippet, col suo consueto abito grigio, attendevano in piedi; lo sconosciuto camminò a passo di marcia verso di loro attraverso il piazzale, scoprendosi il volto.</text:p>
      <text:p text:style-name="P2">"Ho già visto quell'uomo, è su tutti i giornali!" esclamò Hailey e la voce si sparse tra bisbigli incuriositi mentre studiavano ogni suo movimento: strinse la mano al Preside con un sorriso freddo, che distorse la profonda cicatrice sul lato sinistro del volto dai lineamenti marcati e severi.</text:p>
      <text:p text:style-name="P2">Varcarono il portone e la folla aprì un corridoio, per poi riversarsi nella Sala Grande; Hailey si allontanò, unendosi al suo gruppo, e Raya prese posto in fondo al tavolo dei Corvonero.</text:p>
      <text:p text:style-name="P2">"Raya Raynolds, credevo che ti fossi trasferita su un albero nella Foresta Proibita."</text:p>
      <text:p text:style-name="P2">Un ragazzo dai capelli scuri si sedette accanto a lei, osservandola con gli ombrosi occhi blu zaffiro.</text:p>
      <text:p text:style-name="P2">"Nott. Chi è quello?"</text:p>
      <text:p text:style-name="P2">"Davvero non lo sai?"</text:p>
      <text:p text:style-name="P2">"Se così non fosse..."</text:p>
      <text:p text:style-name="P2">"Non me l'avresti chiesto, lo so, l'ho detto per farti innervosire."</text:p>
      <text:p text:style-name="P2">Raya scosse la testa fingendo disappunto.</text:p>
      <text:p text:style-name="P2">"Sei un bambino, Leofwin. Chi ti ha nominato Prefetto?"</text:p>
      <text:p text:style-name="P2">Il Preside, in piedi davanti al leggio, si schiarí la gola e il silenzio piombó nella sala.</text:p>
      <text:p text:style-name="P2">"Buon pomeriggio. Ho solo un paio di annunci, prima di lasciarvi ai vostri impegni. Innanzitutto, la Stanza dei Duellanti è stata ristrutturata e il Club potrá riprendere la sua attività, mi auguro che non venga distrutta per almeno qualche settimana."</text:p>
      <text:p text:style-name="P2">I suoi occhi verdognoli si posarono eloquenti sulle gemelle Elaine ed Elysande, che si scambiarono un'occhiata risentita.</text:p>
      <text:p text:style-name="P2">"Inoltre, Hogwarts ospiterà il generale Raken Volkov, di cui immagino avrete giá sentito parlare. Mi aspetto un comportamento esemplare da ognuno di voi. Il treno per Londra sarà in stazione tra due ore, non mi resta che augurarvi buone vacanze." concluse Dippet, ritirandosi con aria cupa. </text:p>
      <text:p text:style-name="P2">"Raken Volkov?"</text:p>
      <text:p text:style-name="P2">"In persona, scommetto che sarà l'ospite d'onore al Lumaclub." disse Leofwin sottovoce, ma quando si voltò, Raya era già sparita.</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apitolo 3. Relitto</text:p>
      <text:p text:style-name="Standard"/>
      <text:p text:style-name="P2">Le onde scure infuriavano contro la scogliera, sovrastando i lamenti angoscianti provenienti dall'imponente costruzione <text:s/>in mezzo al mare; Thomas, inerpicandosi tra le rocce scivolose e taglienti incurante del pericolo, intravide la corta chioma castana di Isolda <text:s/>di fronte all'ingresso, intenta a mostrare un permesso di visita al dissennatore di guardia, che subito fluttuò verso di lui non appena si avvicinò.</text:p>
      <text:p text:style-name="P2">"Fermo." ordinò Isolda, ma già il respiro fetido della creatura lo aveva pervaso, indagandolo e Thomas rimase immobile fino a quando non si allontanò spontaneamente, lasciandolo passare.</text:p>
      <text:p text:style-name="P2">"Va tutto bene, signor Warren?" chiese Isolda, con una punta malcelata di preoccupazione nel tono di voce.</text:p>
      <text:p text:style-name="P2">"Neanche i dissennatori provano un grande interesse per me."</text:p>
      <text:p text:style-name="P2">"Come mai ha cambiato idea?"</text:p>
      <text:p text:style-name="P2">"La noia è una compagna soffocante, a volte."</text:p>
      <text:p text:style-name="P2">"Bene. Entriamo, ma la avverto, non sarà piacevole."</text:p>
      <text:p text:style-name="P2">Varcando la soglia, la temperatura si abbassò sensibilmente e brividi di freddo corsero loro lungo la schiena. Il buio era tanto denso da essere quasi tangibile, la luce delle poche torce sparse qua e là restava intrappolata in uno spazio ristretto; a fatica, si ambientarono e iniziarono a risalire la torre cella dopo cella, inseguiti dalle suppliche, dai pianti e dagli insulti dei prigionieri, fino a quando il loro passo fu sbarrato da una pesante porta di metallo senza maniglia né serratura.</text:p>
      <text:p text:style-name="P2">"Cos'è?" </text:p>
      <text:p text:style-name="P2">"È lì che vengono rinchiusi i criminali peggiori, coloro che non usciranno mai."</text:p>
      <text:p text:style-name="P2">Isolda appoggiò la punta della bacchetta e la barriera cominciò a scorrere lentamente, sollevando la polvere accumulata al di sotto; proseguirono e le grida lasciarono posto ad un silenzio tombale, spezzato solo dal rantolo dei dissennatori che controllavano continuamente le minuscole finestrelle.</text:p>
      <text:p text:style-name="P2">Iniziarono a setacciare i nomi incisi nelle targhette, tra quelli non ancora cancellati.</text:p>
      <text:p text:style-name="P2"><text:soft-page-break/>"MacNair, Gaine,..."</text:p>
      <text:p text:style-name="P2">"Nott. Ci siamo."</text:p>
      <text:p text:style-name="P2">Consegnarono le bacchette e la cella si aprì: una figura era seduta in terra, voltata di spalle, senza muoversi di un millimetro alla loro presenza.</text:p>
      <text:p text:style-name="P2">"Signor Nott, ci sono visite."</text:p>
      <text:p text:style-name="P2">Dopo qualche interminabile minuto in cui si chiesero se la lunga permanenza non gli avesse tolto il senno, un suono rauco, quasi impercettibile provenne dall'uomo e, dopo qualche tentativo, riuscì a sussurrare qualche parola.</text:p>
      <text:p text:style-name="P2">"Che giorno è?"</text:p>
      <text:p text:style-name="P2">"Venerdì."</text:p>
      <text:p text:style-name="P2">"Venerdì?"</text:p>
      <text:p text:style-name="P2">"Sì, 25 dicembre 1959."</text:p>
      <text:p text:style-name="P2">"Oh."</text:p>
      <text:p text:style-name="P2">Si allungò, sfregando le ossa contro le pietre del pavimento come il relitto di una barca, e prese un piccolo pezzo di gesso trovato chissà dove, scrivendo la data sulla parete.</text:p>
      <text:p text:style-name="P2">"Grazie, avevo perso il conto."</text:p>
      <text:p text:style-name="P2">A fatica, riuscì a girarsi e posò gli occhi sporgenti di un blu intenso su di loro; Thomas rimase paralizzato a quella vista, incapace di pronunciare qualsiasi parola.</text:p>
      <text:p text:style-name="P2">"Signor Warren, non abbiamo molto tempo."</text:p>
      <text:p text:style-name="P2">"Thomas... sei davvero tu?" </text:p>
      <text:p text:style-name="P2">"Mio dio, Leofwin."</text:p>
      <text:p text:style-name="P2">"Che cosa ci fai qui?"</text:p>
      <text:p text:style-name="P2">"Volevo vederti marcire."</text:p>
      <text:p text:style-name="P2">"Lo so."</text:p>
      <text:p text:style-name="P2">I due si fissarono con rancore e rimorso.</text:p>
      <text:p text:style-name="P2">"Perché l'hai fatto? Perché hai ucciso quel bambino?"</text:p>
      <text:p text:style-name="P2">"Ci sono cose che non puoi capire, Thomas."</text:p>
      <text:p text:style-name="P2">"No, certo, solo i purosangue come te possono."</text:p>
      <text:p text:style-name="P2">"Che cosa volevi sentirti dire? Che mi dispiace? Che sono pentito? Se potessi tornare indietro a quella sera rifarei la stessa scelta."</text:p>
      <text:p text:style-name="P2">Thomas si scagliò contro di lui e lo sollevò per il collo contro il muro, graffiandolo lungo tutta la schiena scheletrica con le sporgenze spigolose.</text:p>
      <text:p text:style-name="P2">"Signor Warren, lo lasci andare!"</text:p>
      <text:p text:style-name="P2">Isolda lo strattonò con forza e riuscì a fargli lasciare la presa, facendo ricadere il corpo stremato di Leofwin, che si risedette senza emettere un lamento.</text:p>
      <text:p text:style-name="P2">"È impazzito per caso? Devo rinchiudere anche lei?"</text:p>
      <text:p text:style-name="P2">"Ha ragione, dovrei stare più attento. Se lo uccidessi gli farei un favore."</text:p>
      <text:p text:style-name="P2">"Ricordi il motivo per cui siamo qui."</text:p>
      <text:p text:style-name="P2">Thomas respirò profondamente, cercando di placare la rabbia, prima di rivolgersi nuovamente a lui.</text:p>
      <text:p text:style-name="P2">"Mi servono informazioni, Nott. I mezzosangue vengono aggrediti, la gente sparisce, c'entra qualcuno dei tuoi amici?"</text:p>
      <text:p text:style-name="P2">"No, sono stati tutti catturati o sono morti."</text:p>
      <text:p text:style-name="P2">"Come faccio a sapere se è vero?"</text:p>
      <text:p text:style-name="P2"><text:soft-page-break/>"Mi hanno già interrogato sotto verita-serum, chiedilo al viceministro."</text:p>
      <text:p text:style-name="P2">Isolda annuì, chiedendosi se non avesse fatto un errore con quell'accordo.</text:p>
      <text:p text:style-name="P2">"Eppure un uomo che è stato testimone di un'aggressione ha detto alla locanda che il colpevole aveva un simbolo sul braccio, un serpente con un teschio. Proprio come il tuo."</text:p>
      <text:p text:style-name="P2">"Non è possibile, sarà qualche impostore... Non può essere altrimenti."<text:line-break/>"E se invece non fosse così?"</text:p>
      <text:p text:style-name="P2">"Se non fosse così... state combattendo una battaglia già persa. Fareste meglio ad andarvene." </text:p>
      <text:p text:style-name="P2">"È tardi per preoccupartene. Parla."</text:p>
      <text:p text:style-name="P2">"Io non so niente, ma forse qualcuno sì. La ragazza che venne da noi quella sera, trovala."</text:p>
      <text:p text:style-name="P2">"Quale ragazza? Non c'era nessuna ragazza."</text:p>
      <text:p text:style-name="P2">"La ragazza è la chiave, Thomas, lei sa tutto. Se è come dite, vi aiuterà."</text:p>
      <text:p text:style-name="P2">"Dimmi il nome."</text:p>
      <text:p text:style-name="P2">"La ragazza è la chiave, Thomas, lei sa tutto."</text:p>
      <text:p text:style-name="P2">"Dimmi quel maledetto nome, Leofwin!" ringhiò esasperato, ma Isolda gli mise una mano sulla spalla, scuotendo la testa.</text:p>
      <text:p text:style-name="P2">"Che giorno è?" chiese Leofwin, tornando a fissare il muro, dando loro le spalle.</text:p>
      <text:p text:style-name="P2">"È Natale, signor Nott." <text:s text:c="41"/><text:line-break/>"Oh."</text:p>
      <text:p text:style-name="P2">Un dissennatore li sfiorò, facendoli raggelare, avvisandoli che l'orario delle visite era termina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apitolo 4. Lumaclub</text:p>
      <text:p text:style-name="P1"><text:s/></text:p>
      <text:p text:style-name="P1">La Sala Comune, riscaldata dal grande camino di pietra, era silenziosa come al solito, mentre i pochi studenti rimasti per le vacanze invernali leggevano o giocavano a scacchi. Raya, passeggiando lungo le immense vetrate affacciate sul Lago, osservava i riflessi della luna tremare sull'acqua scura, arrotolandosi nervosamente i capelli corvini tra le dita. <text:s text:c="76"/><text:line-break/>"Cosa ti affligge?" <text:s text:c="63"/><text:line-break/>Una voce provenne dalle sue spalle e, voltandosi di scatto, si trovò davanti la figura alta di Leofwin, vestito elegante, che la scrutava incuriosito. <text:s text:c="31"/><text:line-break/>"Cosa vuoi, Nott?" chiese distaccata, nascondendo il sussulto. <text:s text:c="8"/><text:line-break/>"Non sai cosa indossare per la cena? <text:s/>Credevo non ti interessassero queste cose."</text:p>
      <text:p text:style-name="P1">"Infatti. Vorrei tanto chiacchierare con te, ma ho da fare, se non ti dispiace." <text:s text:c="29"/>In quel momento, una ragazza spuntó da uno dei dormitori, dirigendosi verso di loro con un lungo vestito lillà ricoperto di fiocchetti. <text:s text:c="48"/><text:line-break/>"Buonasera, Elizabeth. Bene, per voi è tempo di andare a divertirvi." <text:s text:c="4"/><text:line-break/>Mentre la ragazza, visibilmente emozionata, trascinava Leofwin a braccetto fuori dalla Sala e verso i sotterranei, Raya approfittò del momento per sgattaiolare inosservata all'esterno del castello e attraversó il Parco, raggiungendo il limitare della Foresta, dove una figura dalla stazza imponente era in piedi accanto ad un albero.<text:line-break/>"Salve, Rubeus." <text:s text:c="38"/><text:line-break/>"Ciao." la salutò burbero. <text:s text:c="37"/><text:line-break/>"Hai trovato quello che ti ho chiesto?" <text:s text:c="31"/><text:line-break/>"Potevi avvertirmi che dovevo attraversare le grotte degli gnomi armati di ascia." <text:s text:c="19"/>"Hailey mi ha detto che ti piacciono le creature." <text:s text:c="41"/><text:line-break/>Senza dire altro accesero la fioca luce delle bacchette e si inoltrarono nel folto della vegetazione inospitale, tra rovi e radici che sbarravano loro il passo man mano che procedevano allontanandosi dal sentiero. <text:s/></text:p>
      <text:p text:style-name="P1"><text:soft-page-break/>"L'ho nascosta dove nessuno poteva trovarla per caso." <text:s text:c="18"/><text:line-break/>Infilando la mano nell'incavo di un albero, ne estrasse un sacchettino che le consegnò. <text:line-break/>"A che ti serve?" chiese Rubeus, avviandosi sulla strada del ritorno.<text:line-break/>"Sul mercato nero vale tanti galeoni che posso vivere tranquillamente un altro anno."<text:line-break/>Da una tasca del mantello, Raya estrasse una piccola fiala contenente un liquido verde acido. <text:s text:c="49"/><text:line-break/>"Ecco la tua pozione. Il ragno si riprenderà." <text:s text:c="11"/><text:line-break/>"È un'acromantula." <text:s text:c="46"/><text:line-break/>"Ovviamente."<text:line-break/>"Non devi dirlo a nessuno." <text:s text:c="37"/><text:line-break/>"Sei amico di Hailey, questa è la tua garanzia migliore. Buona serata, Hagrid." lo salutò, rientrando silenziosa nel castello.</text:p>
      <text:p text:style-name="P1"/>
      <text:p text:style-name="P1">Attraversando la scuola tra cambi di scale e scorciatoie, raggiunse un'ala del castello dove si poteva udire in lontananza un lieve brusio e tintinnii di bicchieri; una porta era socchiusa e la luce filtrava dalle fessure nel corridoio buio.<text:line-break/>Sistemandosi il vestito nero, semplice, spinse la porta ed entrò nell'ufficio del professor Lumacorno: la tavola era imbandita con pietanze raffinate in piatti di fine porcellana, candele e qualche bottiglia di idromele, mentre gli altri invitati erano sparsi in gruppetti qua e lá nell'ambiente immerso nella luce soffusa del lampadario di cristallo, chiacchierando sommessamente. <text:s text:c="16"/><text:line-break/>"Signorina Raynolds, non ci speravo più!" <text:s text:c="18"/><text:line-break/>"Buonasera, professore." <text:s text:c="39"/><text:line-break/>"Vieni, voglio presentarti una persona." <text:s text:c="46"/><text:line-break/>Il professore la accolse e le indicò il banchetto, da cui prese un calice da cui le bollicine fluttuavano elegantemente verso l'alto, per poi dirigersi verso la poltrona dove Volkov stava seduto sul bordo, come sul punto di scattare in piedi. <text:s text:c="3"/></text:p>
      <text:p text:style-name="P1">"Generale, vorrei presentarle la mia miglior pozionista."</text:p>
      <text:p text:style-name="P1">L'uomo le strinse la mano, con gli occhi di ghiaccio puntati lontano dai suoi.</text:p>
      <text:p text:style-name="P1">"Nelle preparazioni ha una precisione impareggiabile e ne ha già inventata qualcuna lei stessa."</text:p>
      <text:p text:style-name="P1">"Notevole." commentò disinteressato, con un forte accento dell'est Europa.</text:p>
      <text:p text:style-name="P1">"Come le dicevo," proseguì il professore, "tutti i miei prescelti sono destinati ad un futuro brillante. A proposito, venga, le mostro la mia famosa collezione..."</text:p>
      <text:p text:style-name="P1">Mentre si allontanavano, Raya individuó Leofwin in un angolo, mentre discuteva con Hailey.</text:p>
      <text:p text:style-name="P1">"Un'altra anima festaiola si aggiunge a noi."</text:p>
      <text:p text:style-name="P1">"Dov'è finita Elizabeth?"</text:p>
      <text:p text:style-name="P1">"Avery le ha sporcato il vestito con la torta ed è corsa in bagno a piangere." spiegò Hailey dispiaciuta.</text:p>
      <text:p text:style-name="P1">"Forse è meglio se vado a vedere come sta."</text:p>
      <text:p text:style-name="P1">I suoi capelli scintillarono mentre si allontanava, in contrasto con il cattivo umore che le traspariva dal viso.</text:p>
      <text:p text:style-name="P1">"Che è successo? Hanno litigato di nuovo, non è così?"</text:p>
      <text:p text:style-name="P1"><text:soft-page-break/>"Tom si è rifiutato di venire."</text:p>
      <text:p text:style-name="P1">"Perché avrebbe dovuto? Non sarebbe stato al centro dell'attenzione."</text:p>
      <text:p text:style-name="P1">"Lo sai com'è fatto."</text:p>
      <text:p text:style-name="P1">In quel momento, si sentì sfilare il pettine, l'unico che avesse, decorato con piccole pietre nere.</text:p>
      <text:p text:style-name="P1">"Ma che bel gioiellino, Raynolds." la schernì qualcuno alle sue spalle.</text:p>
      <text:p text:style-name="P1">"Dove l'hai rubato? Al mercatino dell'usato?"</text:p>
      <text:p text:style-name="P1">"Lasciala stare, Avery."</text:p>
      <text:p text:style-name="P1">"Zitto, Nott, non dovresti frequentare certa gentaglia."</text:p>
      <text:p text:style-name="P1">Il ragazzo fece cadere il pettine e lo calpestò, frantumandolo.</text:p>
      <text:p text:style-name="P1">"Come schiacciare uno scarafaggio." le sussurrò nell'orecchio, ma Raya lo ignorò completamente; la tavola iniziò ad essere occupata e Leo posto a poca distanza dal professore e da Volkov; la prima portata venne servita da camerieri in livrea dorata e consumata in un silenzio imbarazzato, tra schiarimenti di gola a vuoto e commenti sporadici del professore nel tentativo di avviare una conversazione, ma sembrava che la presenza dell'ospite avesse calato un'ombra di disagio sugli invitati, di solito inclini a interessanti dibattiti.</text:p>
      <text:p text:style-name="P1">"È di suo gradimento la Scozia, signor Volkov?" chiese Raya con disinvoltura, sciogliendo il ghiaccio.</text:p>
      <text:p text:style-name="P1">"Incantevole, molto suggestiva. Vi faccio ritorno ogni tanto."</text:p>
      <text:p text:style-name="P1">"Anche la Bulgaria deve essere splendida. <text:span text:style-name="T1">Zdravei</text:span>."</text:p>
      <text:p text:style-name="P1">Volkov alzò il calice in segno di saluto e subito altri presero l'iniziativa.</text:p>
      <text:p text:style-name="P1">"È parente di Volkov il proprietario della squadra di Quidditch?"</text:p>
      <text:p text:style-name="P1">"È mio fratello, sì. Un'eredità che si tramanda nella nostra famiglia."</text:p>
      <text:p text:style-name="P1">Subito nomi di battitori e cronache di vecchie partite pervasero l'aria frizzante, rallentando lo scorrere della sabbia nella clessidra.</text:p>
      <text:p text:style-name="P1">"Si può sapere perché diavolo conosci il bulgaro?" bisbigliò Leofwin nell'orecchio a Raya.</text:p>
      <text:p text:style-name="P1">"Non si sa mai quando può servire."</text:p>
      <text:p text:style-name="P1">"Che cos'hai in mente?"</text:p>
      <text:p text:style-name="P1">"Che intendi?"<text:line-break/>L'orologiò scoccò la mezzanotte, rompendo il silenzio assordante e Lumacorno, visibilmente dispiaciuto, si alzò appoggiandosi ai braccioli della sedia.<text:line-break/>"Credo che sia ora di ritirarsi, ragazzi miei, è stata una splendida serata. Vi auguro una buona notte."</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he cosa c'è nel sacchetto?" chiese con spiccato accento dell'est Europa.</text:p>
      <text:p text:style-name="P1">"Petali di una Rosa di Luna, signore."</text:p>
      <text:p text:style-name="P1">"Impossibile. Cresce solo..."</text:p>
      <text:p text:style-name="P1">"Una volta l'anno, in pochissimi luoghi al mondo. Hogwarts è uno di questi."</text:p>
      <text:p text:style-name="P1">"Posso?"</text:p>
      <text:p text:style-name="P1">Raya sfilò il nastrino e le punte di velluto si aprirono, mettendo in mostra <text:s text:c="23"/>i sottilissimi veli grandi poco più di un unghia, nelle cui venature erano incastonate gemme simili a diamanti che li facevano sembrare lembi di cielo stellato.</text:p>
      <text:p text:style-name="P1">"Stupefacen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Sorvolando in un istante centinaia di miglia, Isolda e Thomas si materializzarono nella cittadina di Silver Lake incastonata tra le montagne, avvolta dalla luce violacea del tramonto; la via principale era popolata di pastori di ritorno dai pascoli circostanti, impegnati a discutere nel loro gergo stretto, facendo appena caso ai due sconosciuti.</text:p>
      <text:p text:style-name="Standard">"Questo luogo è pressoché isolato dal resto del mondo, compare a malapena sulle mappe." spiegó Isolda, procedendo verso la fine della strada e l'inizio di un sentiero sterrato che si insinuava in una stretta gola; una breve risalita conduceva ad un imponente cancello, le cui sbarre si contorcevano al centro formando una R.</text:p>
      <text:p text:style-name="Standard">"Ci siamo."</text:p>
      <text:p text:style-name="Standard">Con una leggera spinta, la serratura arrugginita cedette e si addentrarono nel parco sconfinato, reso selvaggio dallo scorrere del tempo, ma in cui si potevano scorgere ancora le cure dei giardinieri nelle aiuole geometriche e nei baldacchini di rose.</text:p>
      <text:p text:style-name="Standard">La villa che sorgeva al suo centro sovrastava con le stanze più alte le cime degli alberi, il portone d'ingresso era socchiuso; nell'atrio ogni cosa era sommersa dalla polvere, ma nei lampadari di cristallo, nel soffitto a cattedrale, nelle statue di marmo sfregiate erano ancora riflessi il lusso e lo sfarzo passati.</text:p>
      <text:p text:style-name="Standard">"Chi diavolo ci viveva qui dentro?."</text:p>
      <text:p text:style-name="Standard">"Dei ricchi nobili purosangue, risulta disabitata da quasi 30 anni."</text:p>
      <text:p text:style-name="Standard">L'ampio salone sembrava estendersi per tutta l'ampiezza della casa, mentre scale seminascoste conducevano ai piani superiori; Isolda procedette con sicurezza su una di queste e svoltò in un passaggio laterale: una lunga galleria di quadri dall'aspetto antico, simili tra loro, precedeva l'ingresso di un altro salone, molto più piccolo del precedente, completamente circondato da vetrate in parte rotte che si affacciavano su un fiume di colore blu intenso, mischiato al riflesso verde scuro delle foglie degli alberi, che attraversava il parco a nord.</text:p>
      <text:p text:style-name="Standard">Thomas fece un passo all'interno della stanza e qualcosa scricchioló sotto le sue scarpe: frammenti di vetro, mobili ribaltati e distrutti e altri oggetti costellavano il pavimento e il tappeto dalle macchie nerastre.</text:p>
      <text:p text:style-name="Standard">"È successo l'Inferno qui dentro."</text:p>
      <text:p text:style-name="Standard">Sopra al camino decadente, un enorme ritratto dallo sfondo scuro, come carbonizzato, era appeso al muro: un uomo vestito elegante, dai capelli corvini e i taglienti occhi verdi era seduto su una poltrona in quella stessa stanza, mentre una bambina dai capelli biondi e il vestitino grigio era in piedi accanto a lui.</text:p>
      <text:p text:style-name="Standard">"Quello è Maikol Rosier."</text:p>
      <text:p text:style-name="Standard">"E lei deve essere la figlia, Karina."</text:p>
      <text:p text:style-name="Standard">"Ne ho sentito parlare." </text:p>
      <text:p text:style-name="Standard"/>
      <text:p text:style-name="Standard">Un rumore improvviso proveniente dalla galleria li fece sobbalzare; con un movimento fulmineo si piazzarono ai lati della porta e, quando l'intrusó la attraversó, lo immobilizzarono prima che li vedesse.</text:p>
      <text:p text:style-name="Standard">"Lo conosco, è Hobbes. Fa parte della scorta del Ministro."</text:p>
      <text:p text:style-name="Standard">"Il vecchio Ophelius sa che siamo qui."</text:p>
      <text:p text:style-name="Standard">Lo legarono con delle corde e lo rinchiusero in un vecchio armadi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23H17M35S</meta:editing-duration>
    <meta:editing-cycles>31</meta:editing-cycles>
    <meta:generator>OpenOffice/4.1.8$Win32 OpenOffice.org_project/418m3$Build-9803</meta:generator>
    <dc:date>2023-07-11T19:27:21.52</dc:date>
    <meta:document-statistic meta:table-count="0" meta:image-count="0" meta:object-count="0" meta:page-count="13" meta:paragraph-count="228" meta:word-count="4138" meta:character-count="26917"/>
    <meta:user-defined meta:name="Info 1"/>
    <meta:user-defined meta:name="Info 2"/>
    <meta:user-defined meta:name="Info 3"/>
    <meta:user-defined meta:name="Info 4"/>
  </office:meta>
</office:document-meta>
</file>